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e63d9" officeooo:paragraph-rsid="001e63d9"/>
    </style:style>
    <style:style style:name="P2" style:family="paragraph" style:parent-style-name="Standard">
      <style:text-properties officeooo:rsid="00200d0f" officeooo:paragraph-rsid="00200d0f"/>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officeooo:paragraph-rsid="0020186a"/>
    </style:style>
    <style:style style:name="P5" style:family="paragraph" style:parent-style-name="Standard">
      <style:text-properties officeooo:rsid="0020186a" officeooo:paragraph-rsid="0020bc06"/>
    </style:style>
    <style:style style:name="P6" style:family="paragraph" style:parent-style-name="Standard">
      <style:text-properties officeooo:rsid="0020bc06" officeooo:paragraph-rsid="0020bc06"/>
    </style:style>
    <style:style style:name="P7" style:family="paragraph" style:parent-style-name="Standard">
      <style:text-properties officeooo:rsid="00222188" officeooo:paragraph-rsid="00222188"/>
    </style:style>
    <style:style style:name="P8" style:family="paragraph" style:parent-style-name="Standard">
      <style:text-properties officeooo:rsid="00222188" officeooo:paragraph-rsid="0022b84b"/>
    </style:style>
    <style:style style:name="T1" style:family="text">
      <style:text-properties officeooo:rsid="001e63d9"/>
    </style:style>
    <style:style style:name="T2" style:family="text">
      <style:text-properties officeooo:rsid="0020186a"/>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20186a" style:font-size-asian="12pt" style:font-size-complex="12pt"/>
    </style:style>
    <style:style style:name="T5" style:family="text">
      <style:text-properties officeooo:rsid="0020bc06"/>
    </style:style>
    <style:style style:name="T6" style:family="text">
      <style:text-properties officeooo:rsid="00222188"/>
    </style:style>
    <style:style style:name="T7" style:family="text">
      <style:text-properties officeooo:rsid="0022b84b"/>
    </style:style>
    <style:style style:name="T8" style:family="text">
      <style:text-properties officeooo:rsid="00246b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junto de atividades , métodos, praticas, e transformações <text:s/>que guiam <text:s/>pessoas <text:s/>na produção de software.</text:p>
      <text:p text:style-name="P1"/>
      <text:p text:style-name="P1">2- fornece <text:s/>a produção de sistema de alta <text:s/>qualidade, dentro de um cronograma e um orçamento previsível</text:p>
      <text:p text:style-name="P1"/>
      <text:p text:style-name="P4"><text:span text:style-name="T1">3-</text:span></text:p>
      <text:p text:style-name="P4"><text:span text:style-name="T3">*</text:span><text:span text:style-name="T4">s</text:span><text:span text:style-name="T3">oftware é intangível</text:span></text:p>
      <text:p text:style-name="P3">*É extremamente difícil para a equipe de </text:p>
      <text:p text:style-name="P3">desenvolvimento saber o que o cliente espera</text:p>
      <text:p text:style-name="P3">*É extremamente difícil para o cliente fazer a descrição </text:p>
      <text:p text:style-name="P3">do que ele espera</text:p>
      <text:p text:style-name="P3">*Diante disso, o desenvolvimento deve estabelecer um </text:p>
      <text:p text:style-name="P3">nível mínimo de rigor dentro deste processo nebuloso: </text:p>
      <text:p text:style-name="P3">definir uma especificação de requisitos</text:p>
      <text:p text:style-name="P1"/>
      <text:p text:style-name="P1"/>
      <text:p text:style-name="P2">4-requisito e o trabalho bruto coletado do cliente, onde coleta qual e o problema, já especificação e a informação passada já para o DEV, onde como o problema ou o software vai se comportar. A parte mais mastigada.<text:span text:style-name="T2">(isso ocorre devido a grande problema do DEV entender o que o cliente passa).</text:span></text:p>
      <text:p text:style-name="P2"/>
      <text:p text:style-name="P5">5-*cadastramento de livro; *cadastramento de usuário; *sistema locação;*sistema de cobrança;*status do <text:span text:style-name="T5">livro;</text:span></text:p>
      <text:p text:style-name="P5"/>
      <text:p text:style-name="P5"><text:span text:style-name="T5">6-*sistema deve conter obrigatoriamente um cadastro do cliente, que inclua localidade onde mora, anexado junto com uma imagem de comprovante de endereço.</text:span></text:p>
      <text:p text:style-name="P5">*<text:span text:style-name="T5">cadastramento do livro, deve se ter obrigatoriedade de nome, isbn,autor, edição, numero de paginas, e breve resumo para analise do cliente que deseja locação;</text:span></text:p>
      <text:p text:style-name="P5">*<text:span text:style-name="T5">sistema deve gerar um comprovante de locação e um comprovante de devolução para o cliente, juntamente com dados do livro referente a situação de devolução;</text:span></text:p>
      <text:p text:style-name="P5"/>
      <text:p text:style-name="P6">7-coleta de requisitos: onde coleta os problemas e necessidades do cliente</text:p>
      <text:p text:style-name="P6">planejamento:<text:span text:style-name="T6">organiza e projeta o desenvolvimento do software, analisando o riscos prováveis produto resultantes e cronograma</text:span></text:p>
      <text:p text:style-name="P7">modelagem:esboço, compreender melhor o programa, desenho do modelos</text:p>
      <text:p text:style-name="P6"><text:s/><text:span text:style-name="T6">emprego:software entregue e validado pelo cliente;</text:span></text:p>
      <text:p text:style-name="P6"/>
      <text:p text:style-name="P7">8-e o ciclo de vida de um software, e necessário adotar um modelo de <text:s/>ciclo de vida para que o software tenha uma boa enfase de seu trabalho de desenvolvimento, pois com o decorrer do tempo as coisa mudam, e o software muda, a necessidade do cliente, as leis mudam, tudo esta em grande mudança</text:p>
      <text:p text:style-name="P7"/>
      <text:p text:style-name="P7">9-modelos incrementais são os modelos que só são entregue depois de um ciclo completo do ciclo de vida dele, por isso deve ser feito uma analise minuciosa para que não elimine o máximo possível de falhas.</text:p>
      <text:p text:style-name="P7"/>
      <text:p text:style-name="P8">10-<text:span text:style-name="T8">são</text:span> modelos de ciclo de vida complexo, que podem mudar a cada instante, por isso a equipe deve estar preparado a essas mudanças,para que tudo ocorra como planejado, um modelo de ciclo de vida que podemos dar como exemplo e o <text:span text:style-name="T7">espiral</text:span>, onde cada ciclo dele produz uma <text:span text:style-name="T7">versão</text:span> de software, e seus ciclos são mais curtos</text:p>
      <text:p text:style-name="P8"/>
      <text:p text:style-name="P8"><text:soft-page-break/><text:span text:style-name="T7">11-modelo cascada, e uma sequencia de ciclos, que só entrega um software após o termino da primeira cascata, levando um tempo longo para entrega da primeira versão </text:span></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20:55:52.056359149</meta:creation-date>
    <dc:date>2019-10-01T22:29:38.144986208</dc:date>
    <meta:editing-duration>PT14M53S</meta:editing-duration>
    <meta:editing-cycles>3</meta:editing-cycles>
    <meta:generator>LibreOffice/6.1.5.2$Linux_X86_64 LibreOffice_project/10$Build-2</meta:generator>
    <meta:document-statistic meta:table-count="0" meta:image-count="0" meta:object-count="0" meta:page-count="2" meta:paragraph-count="25" meta:word-count="433" meta:character-count="2706" meta:non-whitespace-character-count="2284"/>
  </office:meta>
</office:document-meta>
</file>